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0c83ef" officeooo:paragraph-rsid="000c83ef"/>
    </style:style>
    <style:style style:name="T1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c0c0c0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c0c0c0" loext:opacity="100%" style:font-name="Open sans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8" style:family="text">
      <style:text-properties fo:font-variant="normal" fo:text-transform="none" style:font-name="Open sans" fo:letter-spacing="normal" fo:font-style="normal" fo:font-weight="normal" loext:padding="0cm" loext:border="none"/>
    </style:style>
    <style:style style:name="T9" style:family="text">
      <style:text-properties fo:font-variant="normal" fo:text-transform="none" style:use-window-font-color="true" loext:opacity="0%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style:use-window-font-color="true" loext:opacity="0%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style:use-window-font-color="true" loext:opacity="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style:use-window-font-color="true" loext:opacity="0%" style:font-name="Open sans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VIRTUALENV</text:span></text:p>
      <text:p text:style-name="P3"><text:span text:style-name="T9"/></text:p>
      <text:p text:style-name="P3"><text:span text:style-name="T9">Já abordamos a importância de ambientes virtuais no desenvolvimento Python, fornecendo uma visão geral da </text:span><text:span text:style-name="Strong_20_Emphasis"><text:span text:style-name="T10">venv</text:span></text:span><text:span text:style-name="T9"> e como trabalhar com esse ambiente na construção de projetos python. No entanto, é crucial mencionar que existe uma alternativa amplamente utilizada chamada </text:span><text:span text:style-name="Strong_20_Emphasis"><text:span text:style-name="T10">virtualenv</text:span></text:span><text:span text:style-name="T9">, uma ferramenta externa que, embora cumpra um propósito semelhante, apresenta algumas distinções notáveis em relação a </text:span><text:span text:style-name="Strong_20_Emphasis"><text:span text:style-name="T10">venv</text:span></text:span><text:span text:style-name="T9">.</text:span></text:p>
      <text:p text:style-name="P4">Vamos explorar essas diferenças e entender as circunstâncias em que cada uma dessas ferramentas é mais apropriada para criar ambientes virtuais em projetos Python.</text:p>
      <text:h text:style-name="P1" text:outline-level="2"><text:span text:style-name="Strong_20_Emphasis"><text:span text:style-name="T12">Compatibilidade:</text:span></text:span></text:h>
      <text:p text:style-name="P3"><text:span text:style-name="T9">A </text:span><text:span text:style-name="Source_20_Text"><text:span text:style-name="T11">venv</text:span></text:span><text:span text:style-name="T9"> é uma biblioteca integrada ao Python 3.3 e versões posteriores, enquanto </text:span><text:span text:style-name="Source_20_Text"><text:span text:style-name="T11">virtualenv</text:span></text:span><text:span text:style-name="T9"> é uma ferramenta externa que precisa ser instalada separadamente. Para versões mais recentes do Python (3.5 e acima), </text:span><text:span text:style-name="Source_20_Text"><text:span text:style-name="T11">venv</text:span></text:span><text:span text:style-name="T9"> é recomendada, pois oferece funcionalidades semelhantes às do </text:span><text:span text:style-name="Source_20_Text"><text:span text:style-name="T11">virtualenv</text:span></text:span><text:span text:style-name="T9"> e está disponível de forma padrão.</text:span></text:p>
      <text:h text:style-name="P1" text:outline-level="2"><text:span text:style-name="Strong_20_Emphasis"><text:span text:style-name="T12">Escopo de Funcionalidades:</text:span></text:span></text:h>
      <text:p text:style-name="P3"><text:span text:style-name="T9">Ao considerar o escopo de funcionalidades, as diferenças entre </text:span><text:span text:style-name="Source_20_Text"><text:span text:style-name="T11">venv</text:span></text:span><text:span text:style-name="T9"> e </text:span><text:span text:style-name="Source_20_Text"><text:span text:style-name="T11">virtualenv</text:span></text:span><text:span text:style-name="T9"> tornam-se mais evidentes. </text:span><text:span text:style-name="Source_20_Text"><text:span text:style-name="T11">virtualenv</text:span></text:span><text:span text:style-name="T9"> é conhecido por ser mais rico em funcionalidades e oferecer suporte a casos de uso mais avançados. Podemos verificar algumas das distinções significativas:</text:span></text:p>
      <text:h text:style-name="P2" text:outline-level="3"><text:span text:style-name="Strong_20_Emphasis"><text:span text:style-name="T12">Suporte a Diferentes Interpretadores Python:</text:span></text:span></text:h>
      <text:p text:style-name="P3"><text:span text:style-name="T9">A </text:span><text:span text:style-name="Source_20_Text"><text:span text:style-name="T11">virtualenv</text:span></text:span><text:span text:style-name="T9"> é mais flexível quando se trata de trabalhar com diferentes versões do Python e interpretadores alternativos. Ele pode ser utilizado para criar ambientes virtuais para várias versões do Python, incluindo versões mais antigas que ainda são compatíveis com o </text:span><text:span text:style-name="Source_20_Text"><text:span text:style-name="T11">virtualenv</text:span></text:span><text:span text:style-name="T9">.</text:span></text:p>
      <text:h text:style-name="P2" text:outline-level="3"><text:span text:style-name="Strong_20_Emphasis"><text:span text:style-name="T12">Integração com Outras Linguagens:</text:span></text:span></text:h>
      <text:p text:style-name="P3"><text:span text:style-name="T9">A </text:span><text:span text:style-name="Source_20_Text"><text:span text:style-name="T11">virtualenv</text:span></text:span><text:span text:style-name="T9"> é capaz de integrar-se a outras linguagens além do Python, proporcionando uma solução mais abrangente para projetos que envolvem múltiplas linguagens de programação. Isso pode ser particularmente útil em ambientes de desenvolvimento complexos.</text:span></text:p>
      <text:h text:style-name="P2" text:outline-level="3"><text:span text:style-name="Strong_20_Emphasis"><text:span text:style-name="T12">Isolamento de Ambientes Virtuais:</text:span></text:span></text:h>
      <text:p text:style-name="P3"><text:span text:style-name="T9">Embora ambos </text:span><text:span text:style-name="Source_20_Text"><text:span text:style-name="T11">venv</text:span></text:span><text:span text:style-name="T9"> e </text:span><text:span text:style-name="Source_20_Text"><text:span text:style-name="T11">virtualenv</text:span></text:span><text:span text:style-name="T9"> proporcionem isolamento de ambientes virtuais, </text:span><text:span text:style-name="Source_20_Text"><text:span text:style-name="T11">virtualenv</text:span></text:span><text:span text:style-name="T9"> é conhecido por ter recursos adicionais para lidar com situações mais complexas, garantindo uma separação eficiente de dependências entre diferentes projetos.</text:span></text:p>
      <text:h text:style-name="P1" text:outline-level="2"><text:span text:style-name="Strong_20_Emphasis"><text:span text:style-name="T12">Ativação do Ambiente Virtual:</text:span></text:span></text:h>
      <text:p text:style-name="P3"><text:span text:style-name="T9">Para virtualenv, você utiliza o comando source </text:span><text:span text:style-name="Source_20_Text"><text:span text:style-name="T11">&lt;env&gt;/bin/activate no Linux/macOS</text:span></text:span><text:span text:style-name="T9"> ou </text:span><text:span text:style-name="Source_20_Text"><text:span text:style-name="T11">&lt;env&gt;\Scripts\activate</text:span></text:span><text:span text:style-name="T9"> no Windows. E para venv, o comando é </text:span><text:span text:style-name="Source_20_Text"><text:span text:style-name="T11">source &lt;env&gt;/bin/activate no Linux/macOS</text:span></text:span><text:span text:style-name="T9"> ou </text:span><text:span text:style-name="Source_20_Text"><text:span text:style-name="T11">&lt;env&gt;\Scripts\activate</text:span></text:span><text:span text:style-name="T9"> no Windows, também.</text:span></text:p>
      <text:p text:style-name="P4"><text:soft-page-break/>A virtualenv oferece mais opções avançadas durante a ativação do ambiente virtual. Além dos comandos tradicionais, ele permite personalizações adicionais, oferecendo maior controle sobre o ambiente ativado.</text:p>
      <text:h text:style-name="P1" text:outline-level="2"><text:span text:style-name="Strong_20_Emphasis"><text:span text:style-name="T12">Descontinuação do Python 2:</text:span></text:span></text:h>
      <text:p text:style-name="P3"><text:span text:style-name="T9">É importante mencionar que com o fim do suporte ao Python 2, o </text:span><text:span text:style-name="Source_20_Text"><text:span text:style-name="T11">venv</text:span></text:span><text:span text:style-name="T9"> tornou-se mais viável, uma vez que </text:span><text:span text:style-name="Source_20_Text"><text:span text:style-name="T11">virtualenv</text:span></text:span><text:span text:style-name="T9"> era frequentemente utilizado para criar ambientes virtuais para versões mais antigas do Python.</text:span></text:p>
      <text:p text:style-name="P3"><text:span text:style-name="T9">Se você está usando Python 3.3 ou uma versão mais recente, o uso de </text:span><text:span text:style-name="Source_20_Text"><text:span text:style-name="T11">venv</text:span></text:span><text:span text:style-name="T9"> é recomendado por ser uma solução integrada. No entanto, se você precisa de funcionalidades avançadas ou está trabalhando com versões mais antigas do Python, o </text:span><text:span text:style-name="Source_20_Text"><text:span text:style-name="T11">virtualenv</text:span></text:span><text:span text:style-name="T9"> pode ser uma escolha mais apropriad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1:58:55.627000000</meta:creation-date>
    <dc:date>2024-07-09T11:59:50.264000000</dc:date>
    <meta:editing-duration>PT55S</meta:editing-duration>
    <meta:editing-cycles>1</meta:editing-cycles>
    <meta:document-statistic meta:table-count="0" meta:image-count="0" meta:object-count="0" meta:page-count="2" meta:paragraph-count="19" meta:word-count="440" meta:character-count="3088" meta:non-whitespace-character-count="2667"/>
    <meta:generator>LibreOffice/7.5.9.2$Windows_X86_64 LibreOffice_project/cdeefe45c17511d326101eed8008ac4092f278a9</meta:generator>
  </office:meta>
</office:document-meta>
</file>